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13a4b1" officeooo:paragraph-rsid="0013a4b1"/>
    </style:style>
    <style:style style:name="P2" style:family="paragraph" style:parent-style-name="Text_20_body">
      <style:text-properties officeooo:paragraph-rsid="0013a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us of GMO Deployment</text:h>
      <text:p text:style-name="P2">This section will deal with the status of GM products worldwide,</text:p>
      <text:p text:style-name="P2">which is mostly the status of GM crops.</text:p>
      <text:p text:style-name="P2">Points to make:</text:p>
      <text:p text:style-name="P2"/>
      <text:p text:style-name="P2">1. GM crops are being grown throughout most of the world.</text:p>
      <text:p text:style-name="P2">2. Europe and Africa are the noticeable blank spots.</text:p>
      <text:p text:style-name="P2">3. Food and feed are being imported more extensively than being grown.</text:p>
      <text:p text:style-name="P2">4. Controversy still persists,</text:p>
      <text:p text:style-name="P2">which might give the impression that acceptance is low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6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9T11:50:29.136699582</meta:creation-date>
    <dc:title>Default</dc:title>
    <meta:editing-duration>PT12M11S</meta:editing-duration>
    <meta:editing-cycles>3</meta:editing-cycles>
    <meta:generator>LibreOffice/6.4.4.2$MacOSX_X86_64 LibreOffice_project/3d775be2011f3886db32dfd395a6a6d1ca2630ff</meta:generator>
    <meta:initial-creator>Hector Quemada</meta:initial-creator>
    <dc:date>2020-07-09T12:12:40.899808083</dc:date>
    <dc:creator>Hector Quemada</dc:creator>
    <meta:document-statistic meta:table-count="0" meta:image-count="0" meta:object-count="0" meta:page-count="1" meta:paragraph-count="9" meta:word-count="71" meta:character-count="406" meta:non-whitespace-character-count="344"/>
    <meta:template xlink:type="simple" xlink:actuate="onRequest" xlink:title="Default" xlink:href="../../../../../../Library/Application%20Support/LibreOffice/4/user/template/Default.ott" meta:date="2020-07-09T11:50:28.844124767"/>
  </office:meta>
</office:document-meta>
</file>